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fill-color="#ff3333" draw:opacity="50%" draw:opacity-name="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5cm" svg:height="1cm" svg:x="11.5cm" svg:y="2.5cm">
          <text:p text:style-name="P1">Rechercher...</text:p>
        </draw:rect>
        <draw:frame draw:style-name="gr2" draw:layer="layout" svg:width="5.5cm" svg:height="1cm" svg:x="11.5cm" svg:y="1.5cm">
          <draw:text-box>
            <text:p><text:s text:c="4"/>Recherche</text:p>
          </draw:text-box>
        </draw:frame>
        <draw:rect draw:style-name="gr3" draw:text-style-name="P1" draw:layer="layout" svg:width="4cm" svg:height="4cm" svg:x="10cm" svg:y="13.5cm">
          <text:p text:style-name="P1">...</text:p>
        </draw:rect>
        <draw:rect draw:style-name="gr3" draw:text-style-name="P1" draw:layer="layout" svg:width="4cm" svg:height="4cm" svg:x="10cm" svg:y="4.5cm">
          <text:p text:style-name="P1">Playlist 1</text:p>
        </draw:rect>
        <draw:rect draw:style-name="gr3" draw:text-style-name="P1" draw:layer="layout" svg:width="4cm" svg:height="4cm" svg:x="15cm" svg:y="4.5cm">
          <text:p text:style-name="P1">Playlist 2</text:p>
        </draw:rect>
        <draw:rect draw:style-name="gr3" draw:text-style-name="P1" draw:layer="layout" svg:width="4cm" svg:height="4cm" svg:x="20cm" svg:y="4.5cm">
          <text:p text:style-name="P1">Playlist 3</text:p>
        </draw:rect>
        <draw:rect draw:style-name="gr3" draw:text-style-name="P1" draw:layer="layout" svg:width="4cm" svg:height="4cm" svg:x="5cm" svg:y="9cm">
          <text:p text:style-name="P1">...</text:p>
        </draw:rect>
        <draw:rect draw:style-name="gr3" draw:text-style-name="P1" draw:layer="layout" svg:width="4cm" svg:height="4cm" svg:x="10cm" svg:y="9cm">
          <text:p text:style-name="P1">...</text:p>
        </draw:rect>
        <draw:rect draw:style-name="gr3" draw:text-style-name="P1" draw:layer="layout" svg:width="4cm" svg:height="4cm" svg:x="15cm" svg:y="9cm">
          <text:p text:style-name="P1">...</text:p>
        </draw:rect>
        <draw:rect draw:style-name="gr3" draw:text-style-name="P1" draw:layer="layout" svg:width="4cm" svg:height="4cm" svg:x="20cm" svg:y="9cm">
          <text:p text:style-name="P1">...</text:p>
        </draw:rect>
        <draw:rect draw:style-name="gr3" draw:text-style-name="P1" draw:layer="layout" svg:width="4cm" svg:height="4cm" svg:x="5cm" svg:y="13.5cm">
          <text:p text:style-name="P1">...</text:p>
        </draw:rect>
        <draw:frame draw:style-name="gr4" draw:layer="layout" svg:width="5cm" svg:height="2cm" svg:x="1.5cm" svg:y="1.5cm">
          <draw:text-box>
            <text:p>Dj tools</text:p>
          </draw:text-box>
        </draw:frame>
        <draw:rect draw:style-name="gr3" draw:text-style-name="P1" draw:layer="layout" svg:width="4cm" svg:height="1cm" svg:x="23.5cm" svg:y="2cm">
          <text:p text:style-name="P1">Albums -&gt;</text:p>
        </draw:rect>
        <draw:rect draw:style-name="gr3" draw:text-style-name="P3" draw:layer="layout" svg:width="27.7cm" svg:height="2cm" svg:x="1cm" svg:y="18cm">
          <text:p text:style-name="P2">MUSIQUE EN COURS (LUE dans le casque)</text:p>
        </draw:rect>
        <draw:rect draw:style-name="gr3" draw:text-style-name="P4" draw:layer="layout" svg:width="4cm" svg:height="4cm" svg:x="5cm" svg:y="4.5cm">
          <text:p text:style-name="P1"><text:span text:style-name="T1">+</text:span></text:p>
        </draw:rect>
        <draw:rect draw:style-name="gr5" draw:text-style-name="P1" draw:layer="layout" svg:width="10cm" svg:height="1.5cm" svg:x="9.369cm" svg:y="3.291cm">
          <text:p text:style-name="P1">NOUVEAU TITRE PLAYLIST</text:p>
        </draw:rect>
        <draw:line draw:style-name="gr6" draw:text-style-name="P1" draw:layer="layout" svg:x1="7.5cm" svg:y1="6cm" svg:x2="9.379cm" svg:y2="4.4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M55S</meta:editing-duration>
    <meta:editing-cycles>5</meta:editing-cycles>
    <meta:generator>OpenOffice/4.1.1$Win32 OpenOffice.org_project/411m6$Build-9775</meta:generator>
    <dc:date>2019-11-05T17:51:34.81</dc:date>
    <meta:document-statistic meta:object-count="17"/>
  </office:meta>
</office:document-meta>
</file>